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101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 (in seconds)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Cost Difference (%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 table:formula="of:=[.E3]/10" office:value-type="float" office:value="0.241" calcext:value-type="float">
            <text:p>0.24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 table:formula="of:=[.E4]/10" office:value-type="float" office:value="0.517" calcext:value-type="float">
            <text:p>0.517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4])/[.G3] *100" office:value-type="float" office:value="71.2698412698413" calcext:value-type="float">
            <text:p>71.2698412698</text:p>
          </table:table-cell>
          <table:table-cell table:formula="of:=([.D4]-[.C3])/[.C3]*100" office:value-type="float" office:value="37.0106761565836" calcext:value-type="float">
            <text:p>37.01067615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LLD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4.96" calcext:value-type="float">
            <text:p>4.96</text:p>
          </table:table-cell>
          <table:table-cell table:formula="of:=[.E5]/10" office:value-type="float" office:value="0.496" calcext:value-type="float">
            <text:p>0.496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formula="of:=([.G3]-[.G5])/[.G3] *100" office:value-type="float" office:value="71.4285714285714" calcext:value-type="float">
            <text:p>71.4285714286</text:p>
          </table:table-cell>
          <table:table-cell table:formula="of:=([.D5]-[.C3])/[.C3]*100" office:value-type="float" office:value="24.0213523131673" calcext:value-type="float">
            <text:p>24.021352313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quare-4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2.498" calcext:value-type="float">
            <text:p>2.498</text:p>
          </table:table-cell>
          <table:table-cell table:formula="of:=[.E6]/10" office:value-type="float" office:value="0.2498" calcext:value-type="float">
            <text:p>0.2498</text:p>
          </table:table-cell>
          <table:table-cell table:style-name="Default" office:value-type="float" office:value="3.58" calcext:value-type="float">
            <text:p>3.58</text:p>
          </table:table-cell>
          <table:table-cell table:style-name="Default" table:number-columns-repeated="3"/>
          <table:table-cell table:style-name="Default" office:value-type="float" office:value="18.563" calcext:value-type="float">
            <text:p>18.563</text:p>
          </table:table-cell>
          <table:table-cell table:formula="of:=([.D6]-[.C3])/[.C3]*100" office:value-type="float" office:value="12.6334519572954" calcext:value-type="float">
            <text:p>12.6334519573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53" calcext:value-type="float">
            <text:p>11.53</text:p>
          </table:table-cell>
          <table:table-cell office:value-type="float" office:value="2.85" calcext:value-type="float">
            <text:p>2.85</text:p>
          </table:table-cell>
          <table:table-cell table:formula="of:=[.E7]/10" office:value-type="float" office:value="0.285" calcext:value-type="float">
            <text:p>0.285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formula="of:=([.G3]-[.G7])/[.G3]*100" office:value-type="float" office:value="74.6031746031746" calcext:value-type="float">
            <text:p>74.6031746032</text:p>
          </table:table-cell>
          <table:table-cell table:formula="of:=([.D7]-[.C3])/[.C3]*100" office:value-type="float" office:value="2.58007117437722" calcext:value-type="float">
            <text:p>2.58007117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2.37" calcext:value-type="float">
            <text:p>2.37</text:p>
          </table:table-cell>
          <table:table-cell table:formula="of:=[.E8]/10" office:value-type="float" office:value="0.237" calcext:value-type="float">
            <text:p>0.237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formula="of:=([.G3]-[.G8])/[.G3]*100" office:value-type="float" office:value="65.0793650793651" calcext:value-type="float">
            <text:p>65.0793650794</text:p>
          </table:table-cell>
          <table:table-cell table:formula="of:=([.D8]-[.C3])/[.C3]*100" office:value-type="float" office:value="0.622775800711746" calcext:value-type="float">
            <text:p>0.6227758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96" calcext:value-type="float">
            <text:p>1.96</text:p>
          </table:table-cell>
          <table:table-cell table:formula="of:=[.E9]/10" office:value-type="float" office:value="0.196" calcext:value-type="float">
            <text:p>0.196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3]-[.G9])/[.G3]*100" office:value-type="float" office:value="38.0952380952381" calcext:value-type="float">
            <text:p>38.0952380952</text:p>
          </table:table-cell>
          <table:table-cell table:formula="of:=([.D9]-[.C3])/[.C3]*100" office:value-type="float" office:value="0.177935943060494" calcext:value-type="float">
            <text:p>0.17793594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CA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81" calcext:value-type="float">
            <text:p>1.81</text:p>
          </table:table-cell>
          <table:table-cell table:formula="of:=[.E10]/10" office:value-type="float" office:value="0.181" calcext:value-type="float">
            <text:p>0.181</text:p>
          </table:table-cell>
          <table:table-cell office:value-type="float" office:value="0.39" calcext:value-type="float">
            <text:p>0.39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  <table:table-cell table:formula="of:=([.G3]-[.G10])/[.G3]*100" office:value-type="float" office:value="38.0952380952381" calcext:value-type="float">
            <text:p>38.0952380952</text:p>
          </table:table-cell>
          <table:table-cell table:formula="of:=([.D10]-[.C3])/[.C3] *100" office:value-type="float" office:value="0.177935943060494" calcext:value-type="float">
            <text:p>0.17793594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table:number-columns-repeated="2"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 table:formula="of:=[.E12]/10" office:value-type="float" office:value="0.143" calcext:value-type="float">
            <text:p>0.143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table:formula="of:=[.E13]/10" office:value-type="float" office:value="0.66" calcext:value-type="float">
            <text:p>0.66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2]-[.G13])/[.G12]*100" office:value-type="float" office:value="71.3864306784661" calcext:value-type="float">
            <text:p>71.3864306785</text:p>
          </table:table-cell>
          <table:table-cell table:formula="of:=([.D13]-[.C12])/[.C12]*100" office:value-type="float" office:value="26.8221574344023" calcext:value-type="float">
            <text:p>26.8221574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LLD</text:p>
          </table:table-cell>
          <table:table-cell office:value-type="float" office:value="12" calcext:value-type="float">
            <text:p>12</text:p>
          </table:table-cell>
          <table:table-cell office:value-type="float" office:value="16.92" calcext:value-type="float">
            <text:p>16.92</text:p>
          </table:table-cell>
          <table:table-cell office:value-type="float" office:value="5.662" calcext:value-type="float">
            <text:p>5.662</text:p>
          </table:table-cell>
          <table:table-cell table:formula="of:=[.E14]/10" office:value-type="float" office:value="0.5662" calcext:value-type="float">
            <text:p>0.5662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formula="of:=([.G12]-[.G14])/[.G12]*100" office:value-type="float" office:value="70.7964601769912" calcext:value-type="float">
            <text:p>70.796460177</text:p>
          </table:table-cell>
          <table:table-cell table:formula="of:=([.D14]-[.C12])/[.C12]*100" office:value-type="float" office:value="23.3236151603499" calcext:value-type="float">
            <text:p>23.32361516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M02</text:p>
          </table:table-cell>
          <table:table-cell office:value-type="float" office:value="12" calcext:value-type="float">
            <text:p>12</text:p>
          </table:table-cell>
          <table:table-cell office:value-type="float" office:value="14.19" calcext:value-type="float">
            <text:p>14.19</text:p>
          </table:table-cell>
          <table:table-cell office:value-type="float" office:value="3.311" calcext:value-type="float">
            <text:p>3.311</text:p>
          </table:table-cell>
          <table:table-cell table:formula="of:=[.E15]/10" office:value-type="float" office:value="0.3311" calcext:value-type="float">
            <text:p>0.3311</text:p>
          </table:table-cell>
          <table:table-cell office:value-type="float" office:value="14.459" calcext:value-type="float">
            <text:p>14.459</text:p>
          </table:table-cell>
          <table:table-cell table:number-columns-repeated="3"/>
          <table:table-cell office:value-type="float" office:value="34.2118" calcext:value-type="float">
            <text:p>34.2118</text:p>
          </table:table-cell>
          <table:table-cell table:formula="of:=([.D15]-[.C12])/[.C12]*100" office:value-type="float" office:value="3.42565597667638" calcext:value-type="float">
            <text:p>3.42565597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0</text:p>
          </table:table-cell>
          <table:table-cell office:value-type="float" office:value="13.02" calcext:value-type="float">
            <text:p>13.02</text:p>
          </table:table-cell>
          <table:table-cell office:value-type="float" office:value="14.15" calcext:value-type="float">
            <text:p>14.15</text:p>
          </table:table-cell>
          <table:table-cell office:value-type="float" office:value="2.23" calcext:value-type="float">
            <text:p>2.23</text:p>
          </table:table-cell>
          <table:table-cell table:formula="of:=[.E16]/10" office:value-type="float" office:value="0.223" calcext:value-type="float">
            <text:p>0.223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table:formula="of:=([.G12]-[.G16])/[.G12]*100" office:value-type="float" office:value="68.141592920354" calcext:value-type="float">
            <text:p>68.1415929204</text:p>
          </table:table-cell>
          <table:table-cell table:formula="of:=([.D16]-[.C12])/[.C12]*100" office:value-type="float" office:value="3.13411078717201" calcext:value-type="float">
            <text:p>3.13411078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1</text:p>
          </table:table-cell>
          <table:table-cell office:value-type="float" office:value="13.88" calcext:value-type="float">
            <text:p>13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.95" calcext:value-type="float">
            <text:p>1.95</text:p>
          </table:table-cell>
          <table:table-cell table:formula="of:=[.E17]/10" office:value-type="float" office:value="0.195" calcext:value-type="float">
            <text:p>0.195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table:formula="of:=([.G12]-[.G17])/[.G12]*100" office:value-type="float" office:value="64.0117994100295" calcext:value-type="float">
            <text:p>64.01179941</text:p>
          </table:table-cell>
          <table:table-cell table:formula="of:=([.D17]-[.C12])/[.C12]*100" office:value-type="float" office:value="6.63265306122449" calcext:value-type="float">
            <text:p>6.6326530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 table:formula="of:=[.E18]/10" office:value-type="float" office:value="0.152" calcext:value-type="float">
            <text:p>0.152</text:p>
          </table:table-cell>
          <table:table-cell office:value-type="float" office:value="1.54" calcext:value-type="float">
            <text:p>1.54</text:p>
          </table:table-cell>
          <table:table-cell office:value-type="float" office:value="0.034" calcext:value-type="float">
            <text:p>0.034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12]-[.G18])/[.G12]*100" office:value-type="float" office:value="54.5722713864307" calcext:value-type="float">
            <text:p>54.5722713864</text:p>
          </table:table-cell>
          <table:table-cell table:formula="of:=([.D18]-[.C12])/[.C12]*100" office:value-type="float" office:value="0.43731778425655" calcext:value-type="float">
            <text:p>0.43731778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CARM</text:p>
          </table:table-cell>
          <table:table-cell office:value-type="float" office:value="12.66" calcext:value-type="float">
            <text:p>12.66</text:p>
          </table:table-cell>
          <table:table-cell office:value-type="float" office:value="13.74" calcext:value-type="float">
            <text:p>13.74</text:p>
          </table:table-cell>
          <table:table-cell office:value-type="float" office:value="4.17" calcext:value-type="float">
            <text:p>4.17</text:p>
          </table:table-cell>
          <table:table-cell table:formula="of:=[.E19]/10" office:value-type="float" office:value="0.417" calcext:value-type="float">
            <text:p>0.417</text:p>
          </table:table-cell>
          <table:table-cell office:value-type="float" office:value="1.55" calcext:value-type="float">
            <text:p>1.55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formula="of:=([.G12]-[.G19])/[.G12]*100" office:value-type="float" office:value="54.2772861356932" calcext:value-type="float">
            <text:p>54.2772861357</text:p>
          </table:table-cell>
          <table:table-cell table:formula="of:=([.D19]-[.C12])/[.C12]*100" office:value-type="float" office:value="0.145772594752183" calcext:value-type="float">
            <text:p>0.1457725948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6.34" calcext:value-type="float">
            <text:p>26.34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 table:formula="of:=[.E23]/10" office:value-type="float" office:value="0.552" calcext:value-type="float">
            <text:p>0.55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 table:formula="of:=[.E24]/10" office:value-type="float" office:value="0.966" calcext:value-type="float">
            <text:p>0.966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3]-[.G24])/[.G23]*100" office:value-type="float" office:value="52.2222222222222" calcext:value-type="float">
            <text:p>52.2222222222</text:p>
          </table:table-cell>
          <table:table-cell table:formula="of:=([.D24]-[.C23])/[.C23]*100" office:value-type="float" office:value="39.3697798025816" calcext:value-type="float">
            <text:p>39.36977980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LLD</text:p>
          </table:table-cell>
          <table:table-cell office:value-type="float" office:value="19" calcext:value-type="float">
            <text:p>19</text:p>
          </table:table-cell>
          <table:table-cell office:value-type="float" office:value="33.84" calcext:value-type="float">
            <text:p>33.84</text:p>
          </table:table-cell>
          <table:table-cell office:value-type="float" office:value="12.03" calcext:value-type="float">
            <text:p>12.03</text:p>
          </table:table-cell>
          <table:table-cell table:formula="of:=[.E25]/10" office:value-type="float" office:value="1.203" calcext:value-type="float">
            <text:p>1.203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table:formula="of:=([.G23]-[.G25])/[.G23]*100" office:value-type="float" office:value="38.8888888888889" calcext:value-type="float">
            <text:p>38.8888888889</text:p>
          </table:table-cell>
          <table:table-cell table:formula="of:=([.D25]-[.C23])/[.C23]*100" office:value-type="float" office:value="28.4738041002278" calcext:value-type="float">
            <text:p>28.4738041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M02</text:p>
          </table:table-cell>
          <table:table-cell office:value-type="float" office:value="19.75" calcext:value-type="float">
            <text:p>19.75</text:p>
          </table:table-cell>
          <table:table-cell office:value-type="float" office:value="30.26" calcext:value-type="float">
            <text:p>30.26</text:p>
          </table:table-cell>
          <table:table-cell office:value-type="float" office:value="7.02" calcext:value-type="float">
            <text:p>7.02</text:p>
          </table:table-cell>
          <table:table-cell table:formula="of:=[.E26]/10" office:value-type="float" office:value="0.702" calcext:value-type="float">
            <text:p>0.702</text:p>
          </table:table-cell>
          <table:table-cell office:value-type="float" office:value="5.023" calcext:value-type="float">
            <text:p>5.023</text:p>
          </table:table-cell>
          <table:table-cell table:number-columns-repeated="3"/>
          <table:table-cell office:value-type="float" office:value="15.677" calcext:value-type="float">
            <text:p>15.677</text:p>
          </table:table-cell>
          <table:table-cell table:formula="of:=([.D26]-[.C23])/[.C23]*100" office:value-type="float" office:value="14.8823082763857" calcext:value-type="float">
            <text:p>14.88230827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0</text:p>
          </table:table-cell>
          <table:table-cell office:value-type="float" office:value="21.62" calcext:value-type="float">
            <text:p>21.62</text:p>
          </table:table-cell>
          <table:table-cell office:value-type="float" office:value="33.99" calcext:value-type="float">
            <text:p>33.99</text:p>
          </table:table-cell>
          <table:table-cell office:value-type="float" office:value="10.51" calcext:value-type="float">
            <text:p>10.51</text:p>
          </table:table-cell>
          <table:table-cell table:formula="of:=[.E27]/10" office:value-type="float" office:value="1.051" calcext:value-type="float">
            <text:p>1.051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formula="of:=([.G23]-[.G27])/[.G23]*100" office:value-type="float" office:value="61.1111111111111" calcext:value-type="float">
            <text:p>61.1111111111</text:p>
          </table:table-cell>
          <table:table-cell table:formula="of:=([.D27]-[.C23])/[.C23]*100" office:value-type="float" office:value="29.0432801822324" calcext:value-type="float">
            <text:p>29.04328018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20.77" calcext:value-type="float">
            <text:p>20.77</text:p>
          </table:table-cell>
          <table:table-cell office:value-type="float" office:value="35.81" calcext:value-type="float">
            <text:p>35.81</text:p>
          </table:table-cell>
          <table:table-cell office:value-type="float" office:value="6.23" calcext:value-type="float">
            <text:p>6.23</text:p>
          </table:table-cell>
          <table:table-cell table:formula="of:=[.E28]/10" office:value-type="float" office:value="0.623" calcext:value-type="float">
            <text:p>0.623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table:formula="of:=([.G23]-[.G28])/[.G23]*100" office:value-type="float" office:value="38.8888888888889" calcext:value-type="float">
            <text:p>38.8888888889</text:p>
          </table:table-cell>
          <table:table-cell table:formula="of:=([.D28]-[.C23])/[.C23]*100" office:value-type="float" office:value="35.9529233105543" calcext:value-type="float">
            <text:p>35.9529233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15" calcext:value-type="float">
            <text:p>20.15</text:p>
          </table:table-cell>
          <table:table-cell office:value-type="float" office:value="30.38" calcext:value-type="float">
            <text:p>30.38</text:p>
          </table:table-cell>
          <table:table-cell office:value-type="float" office:value="9.37" calcext:value-type="float">
            <text:p>9.37</text:p>
          </table:table-cell>
          <table:table-cell table:formula="of:=[.E29]/10" office:value-type="float" office:value="0.937" calcext:value-type="float">
            <text:p>0.937</text:p>
          </table:table-cell>
          <table:table-cell office:value-type="float" office:value="0.13" calcext:value-type="float">
            <text:p>0.13</text:p>
          </table:table-cell>
          <table:table-cell office:value-type="float" office:value="1.859" calcext:value-type="float">
            <text:p>1.859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23]-[.G29])/[.G23]*100" office:value-type="float" office:value="27.7777777777778" calcext:value-type="float">
            <text:p>27.7777777778</text:p>
          </table:table-cell>
          <table:table-cell table:formula="of:=([.D29]-[.C23])/[.C23]*100" office:value-type="float" office:value="15.3378891419894" calcext:value-type="float">
            <text:p>15.337889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CARM</text:p>
          </table:table-cell>
          <table:table-cell office:value-type="float" office:value="20.18" calcext:value-type="float">
            <text:p>20.18</text:p>
          </table:table-cell>
          <table:table-cell office:value-type="float" office:value="30" calcext:value-type="float">
            <text:p>30</text:p>
          </table:table-cell>
          <table:table-cell office:value-type="float" office:value="8.99" calcext:value-type="float">
            <text:p>8.99</text:p>
          </table:table-cell>
          <table:table-cell table:formula="of:=[.E30]/10" office:value-type="float" office:value="0.899" calcext:value-type="float">
            <text:p>0.899</text:p>
          </table:table-cell>
          <table:table-cell office:value-type="float" office:value="0.13" calcext:value-type="float">
            <text:p>0.13</text:p>
          </table:table-cell>
          <table:table-cell office:value-type="float" office:value="1.859" calcext:value-type="float">
            <text:p>1.859</text:p>
          </table:table-cell>
          <table:table-cell table:number-columns-repeated="2"/>
          <table:table-cell table:formula="of:=([.G23]-[.G30])/[.G23]*100" office:value-type="float" office:value="27.7777777777778" calcext:value-type="float">
            <text:p>27.7777777778</text:p>
          </table:table-cell>
          <table:table-cell table:formula="of:=([.D30]-[.C23])/[.C23]*100" office:value-type="float" office:value="13.8952164009112" calcext:value-type="float">
            <text:p>13.895216400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LAO</text:p>
          </table:table-cell>
          <table:table-cell office:value-type="float" office:value="31.68" calcext:value-type="float">
            <text:p>31.68</text:p>
          </table:table-cell>
          <table:table-cell office:value-type="float" office:value="31.79" calcext:value-type="float">
            <text:p>31.79</text:p>
          </table:table-cell>
          <table:table-cell office:value-type="float" office:value="5.34" calcext:value-type="float">
            <text:p>5.34</text:p>
          </table:table-cell>
          <table:table-cell table:formula="of:=[.E33]/10" office:value-type="float" office:value="0.534" calcext:value-type="float">
            <text:p>0.534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Det (MLOD)</text:p>
          </table:table-cell>
          <table:table-cell office:value-type="float" office:value="25" calcext:value-type="float">
            <text:p>2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3" calcext:value-type="float">
            <text:p>11.53</text:p>
          </table:table-cell>
          <table:table-cell table:formula="of:=[.E34]/10" office:value-type="float" office:value="1.153" calcext:value-type="float">
            <text:p>1.15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4])/[.G33]*100" office:value-type="float" office:value="27.1186440677966" calcext:value-type="float">
            <text:p>27.1186440678</text:p>
          </table:table-cell>
          <table:table-cell table:formula="of:=([.D34]-[.C33])/[.C33]*100" office:value-type="float" office:value="30.6186868686869" calcext:value-type="float">
            <text:p>30.61868686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LLD</text:p>
          </table:table-cell>
          <table:table-cell office:value-type="float" office:value="25" calcext:value-type="float">
            <text:p>25</text:p>
          </table:table-cell>
          <table:table-cell office:value-type="float" office:value="40.63" calcext:value-type="float">
            <text:p>40.63</text:p>
          </table:table-cell>
          <table:table-cell office:value-type="float" office:value="11.61" calcext:value-type="float">
            <text:p>11.61</text:p>
          </table:table-cell>
          <table:table-cell table:formula="of:=[.E35]/10" office:value-type="float" office:value="1.161" calcext:value-type="float">
            <text:p>1.16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5])/[.G33]*100" office:value-type="float" office:value="38.9830508474576" calcext:value-type="float">
            <text:p>38.9830508475</text:p>
          </table:table-cell>
          <table:table-cell table:formula="of:=([.D35]-[.C33])/[.C33]*100" office:value-type="float" office:value="28.2512626262626" calcext:value-type="float">
            <text:p>28.2512626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table:style-name="Default" office:value-type="string" calcext:value-type="string">
            <text:p>M0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.8" calcext:value-type="float">
            <text:p>34.8</text:p>
          </table:table-cell>
          <table:table-cell table:style-name="Default" office:value-type="float" office:value="8.33" calcext:value-type="float">
            <text:p>8.33</text:p>
          </table:table-cell>
          <table:table-cell table:formula="of:=[.E36]/10" office:value-type="float" office:value="0.833" calcext:value-type="float">
            <text:p>0.833</text:p>
          </table:table-cell>
          <table:table-cell table:style-name="Default" office:value-type="float" office:value="39.29" calcext:value-type="float">
            <text:p>39.29</text:p>
          </table:table-cell>
          <table:table-cell table:style-name="Default" table:number-columns-repeated="3"/>
          <table:table-cell table:style-name="Default" office:value-type="float" office:value="23.991" calcext:value-type="float">
            <text:p>23.991</text:p>
          </table:table-cell>
          <table:table-cell table:style-name="Default" office:value-type="float" office:value="6.406" calcext:value-type="float">
            <text:p>6.406</text:p>
          </table:table-cell>
          <table:table-cell table:style-name="Default" table:number-columns-repeated="1011"/>
          <table:table-cell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FLARES-0</text:p>
          </table:table-cell>
          <table:table-cell office:value-type="float" office:value="26.27" calcext:value-type="float">
            <text:p>26.27</text:p>
          </table:table-cell>
          <table:table-cell office:value-type="float" office:value="35" calcext:value-type="float">
            <text:p>35</text:p>
          </table:table-cell>
          <table:table-cell office:value-type="float" office:value="6.89" calcext:value-type="float">
            <text:p>6.89</text:p>
          </table:table-cell>
          <table:table-cell table:formula="of:=[.E37]/10" office:value-type="float" office:value="0.689" calcext:value-type="float">
            <text:p>0.689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table:formula="of:=([.G33]-[.G37])/[.G33]*100" office:value-type="float" office:value="64.406779661017" calcext:value-type="float">
            <text:p>64.406779661</text:p>
          </table:table-cell>
          <table:table-cell table:formula="of:=([.D37]-[.C33])/[.C33]*100" office:value-type="float" office:value="10.479797979798" calcext:value-type="float">
            <text:p>10.47979797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30.33" calcext:value-type="float">
            <text:p>30.3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1" calcext:value-type="float">
            <text:p>5.91</text:p>
          </table:table-cell>
          <table:table-cell table:formula="of:=[.E38]/10" office:value-type="float" office:value="0.591" calcext:value-type="float">
            <text:p>0.591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table:formula="of:=([.G33]-[.G38])/[.G33]*100" office:value-type="float" office:value="48.3050847457627" calcext:value-type="float">
            <text:p>48.3050847458</text:p>
          </table:table-cell>
          <table:table-cell table:formula="of:=([.D38]-[.C33])/[.C33]*100" office:value-type="float" office:value="9.1540404040404" calcext:value-type="float">
            <text:p>9.1540404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PRM</text:p>
          </table:table-cell>
          <table:table-cell office:value-type="float" office:value="25.13" calcext:value-type="float">
            <text:p>25.13</text:p>
          </table:table-cell>
          <table:table-cell office:value-type="float" office:value="34.31" calcext:value-type="float">
            <text:p>34.31</text:p>
          </table:table-cell>
          <table:table-cell office:value-type="float" office:value="12.46" calcext:value-type="float">
            <text:p>12.46</text:p>
          </table:table-cell>
          <table:table-cell table:formula="of:=[.E39]/10" office:value-type="float" office:value="1.246" calcext:value-type="float">
            <text:p>1.246</text:p>
          </table:table-cell>
          <table:table-cell office:value-type="float" office:value="0.66" calcext:value-type="float">
            <text:p>0.66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39])/[.G33]*100" office:value-type="float" office:value="44.0677966101695" calcext:value-type="float">
            <text:p>44.0677966102</text:p>
          </table:table-cell>
          <table:table-cell table:formula="of:=([.D39]-[.C33])/[.C33]*100" office:value-type="float" office:value="8.30176767676769" calcext:value-type="float">
            <text:p>8.30176767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CARM</text:p>
          </table:table-cell>
          <table:table-cell office:value-type="float" office:value="25" calcext:value-type="float">
            <text:p>25</text:p>
          </table:table-cell>
          <table:table-cell office:value-type="float" office:value="34.41" calcext:value-type="float">
            <text:p>34.41</text:p>
          </table:table-cell>
          <table:table-cell office:value-type="float" office:value="14.3" calcext:value-type="float">
            <text:p>14.3</text:p>
          </table:table-cell>
          <table:table-cell table:formula="of:=[.E40]/10" office:value-type="float" office:value="1.43" calcext:value-type="float">
            <text:p>1.43</text:p>
          </table:table-cell>
          <table:table-cell office:value-type="float" office:value="0.65" calcext:value-type="float">
            <text:p>0.65</text:p>
          </table:table-cell>
          <table:table-cell office:value-type="float" office:value="0.327" calcext:value-type="float">
            <text:p>0.327</text:p>
          </table:table-cell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33]-[.G40])/[.G33]*100" office:value-type="float" office:value="44.9152542372881" calcext:value-type="float">
            <text:p>44.9152542373</text:p>
          </table:table-cell>
          <table:table-cell table:formula="of:=([.D40]-[.C33])/[.C33]*100" office:value-type="float" office:value="8.61742424242423" calcext:value-type="float">
            <text:p>8.6174242424</text:p>
          </table:table-cell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5:30:53.95189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4:46:44Z</meta:creation-date>
    <dc:date>2018-06-22T15:32:04.730420569</dc:date>
    <meta:editing-cycles>104</meta:editing-cycles>
    <meta:editing-duration>PT11H59M21S</meta:editing-duration>
    <meta:document-statistic meta:table-count="1" meta:cell-count="328" meta:object-count="0"/>
  </office:meta>
</office:document-meta>
</file>